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">
      <style:table-properties style:width="17cm" style:page-number="auto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" fo:padding="0.097cm" fo:border="0.05pt solid #000000"/>
    </style:style>
    <style:style style:name="Tabela1.A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6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paragraph-rsid="00165f5c"/>
    </style:style>
    <style:style style:name="P2" style:family="paragraph" style:parent-style-name="Standard" style:list-style-name="L1">
      <style:text-properties officeooo:paragraph-rsid="0018beab"/>
    </style:style>
    <style:style style:name="P3" style:family="paragraph" style:parent-style-name="Standard" style:list-style-name="L4">
      <style:text-properties officeooo:paragraph-rsid="0018beab"/>
    </style:style>
    <style:style style:name="P4" style:family="paragraph" style:parent-style-name="Standard" style:list-style-name="L6">
      <style:text-properties officeooo:paragraph-rsid="0018beab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style:font-name="Times New Roman" fo:font-size="11.5pt" style:font-size-asian="11.5pt" style:font-size-complex="11.5pt"/>
    </style:style>
    <style:style style:name="P7" style:family="paragraph" style:parent-style-name="Standard">
      <style:text-properties style:font-name="Times New Roman" fo:font-size="11.5pt" officeooo:paragraph-rsid="00165f5c" style:font-size-asian="11.5pt" style:font-size-complex="11.5pt"/>
    </style:style>
    <style:style style:name="P8" style:family="paragraph" style:parent-style-name="Standard" style:list-style-name="L3">
      <loext:graphic-properties draw:fill="none"/>
      <style:paragraph-properties fo:margin-left="0.6cm" fo:margin-right="0cm" fo:text-indent="-0.6cm" style:auto-text-indent="false" fo:background-color="transparent"/>
      <style:text-properties style:font-name="Times New Roman" fo:font-size="11pt" officeooo:paragraph-rsid="0018beab" style:font-size-asian="11pt" style:font-size-complex="11pt"/>
    </style:style>
    <style:style style:name="P9" style:family="paragraph" style:parent-style-name="Standard" style:list-style-name="L2">
      <loext:graphic-properties draw:fill="none"/>
      <style:paragraph-properties fo:margin-left="0.6cm" fo:margin-right="0cm" fo:text-indent="-0.6cm" style:auto-text-indent="false" fo:background-color="transparent"/>
      <style:text-properties style:font-name="Times New Roman" fo:font-size="11pt" officeooo:paragraph-rsid="0018beab" style:font-size-asian="11pt" style:font-size-complex="11pt"/>
    </style:style>
    <style:style style:name="P10" style:family="paragraph" style:parent-style-name="Standard" style:list-style-name="L1">
      <loext:graphic-properties draw:fill="none"/>
      <style:paragraph-properties fo:margin-left="0.6cm" fo:margin-right="0cm" fo:text-indent="-0.6cm" style:auto-text-indent="false" fo:background-color="transparent"/>
      <style:text-properties style:font-name="Times New Roman" fo:font-size="11pt" officeooo:paragraph-rsid="0018beab" style:font-size-asian="11pt" style:font-size-complex="11pt"/>
    </style:style>
    <style:style style:name="P11" style:family="paragraph" style:parent-style-name="pogrubienie">
      <style:paragraph-properties fo:break-before="column"/>
    </style:style>
    <style:style style:name="P12" style:family="paragraph" style:parent-style-name="pogrubienie">
      <style:paragraph-properties fo:margin-top="0cm" fo:margin-bottom="0.499cm" loext:contextual-spacing="false"/>
    </style:style>
    <style:style style:name="P13" style:family="paragraph" style:parent-style-name="temat">
      <style:paragraph-properties fo:text-align="justify" style:justify-single-word="false"/>
    </style:style>
    <style:style style:name="P14" style:family="paragraph" style:parent-style-name="tytuł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1pt" style:font-size-asian="11pt" style:font-size-complex="11pt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tyle="normal" style:font-style-asian="normal" style:font-style-complex="normal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Temat:</text:span> Zadania poezji i role poety. Zinterpretuj i porównaj podane teksty Czesława Miłosza i Ernesta Brylla, uwzględniając wybrane konteksty literackie oraz ukształtowanie artystyczne obu tekstów.</text:p>
      <text:p text:style-name="Standard"/>
      <text:section text:style-name="Sect1" text:name="Sekcja1">
        <text:p text:style-name="pogrubienie">Czesław Miłosz (1911-2004)</text:p>
        <text:p text:style-name="P1"/>
        <text:p text:style-name="tytuł"><text:span text:style-name="T3">Który</text:span> <text:span text:style-name="T3">skrzywdziłeś</text:span></text:p>
        <text:p text:style-name="P5"/>
        <text:p text:style-name="P6">Który skrzywdziłeś człowieka prostego</text:p>
        <text:p text:style-name="P6">Śmiechem nad krzywdą jego wybuchając,</text:p>
        <text:p text:style-name="P6">Gromadę błaznów koło siebie mając</text:p>
        <text:p text:style-name="P6">Na pomieszanie dobrego i złego,</text:p>
        <text:p text:style-name="P6">Choćby przed tobą wszyscy się skłonili</text:p>
        <text:p text:style-name="tekst">Cnotę i mądrość tobie przypisując,</text:p>
        <text:p text:style-name="P6">Złote medale na twoją cześć kując,</text:p>
        <text:p text:style-name="P6">Radzi że jeszcze jeden dzień przeżyli,</text:p>
        <text:p text:style-name="P6"/>
        <text:p text:style-name="P6">Nie bądź bezpieczny. Poeta pamięta</text:p>
        <text:p text:style-name="P6">Możesz go zabić - narodzi się nowy.</text:p>
        <text:p text:style-name="P6">Spisane będą czyny i rozmowy.</text:p>
        <text:p text:style-name="P6"/>
        <text:p text:style-name="P6">Lepszy dla ciebie byłby świt zimowy</text:p>
        <text:p text:style-name="P6">I sznur i gałąź pod ciężarem zgięta.</text:p>
        <text:p text:style-name="P7"/>
        <text:p text:style-name="nazwy_20_">Washington D.C., 1950 (Światło dzienne, 1953)</text:p>
        <text:p text:style-name="P1"/>
        <text:p text:style-name="P1"/>
        <text:p text:style-name="P11">Ernest Bryll (ur. 1935)</text:p>
        <text:p text:style-name="P1"/>
        <text:p text:style-name="P14"><text:span text:style-name="T2">Ten</text:span>, <text:span text:style-name="T2">który</text:span>…</text:p>
        <text:p text:style-name="P1"/>
        <text:p text:style-name="tekst">Ten, który skrzywdził człowieka prostego</text:p>
        <text:p text:style-name="tekst">Wynajdzie rymopisów, co wszystko wymażą</text:p>
        <text:p text:style-name="tekst">i historyka w dowodach zręcznego</text:p>
        <text:p text:style-name="tekst">Który wyrzeźbi dzieje z tak dostojną twarzą</text:p>
        <text:p text:style-name="tekst">Jak nigdy w dziejach nie bywało.</text:p>
        <text:p text:style-name="tekst">Ten, który zbrodnię czynił - byle wszystko cało</text:p>
        <text:p text:style-name="tekst">Znajdzie w ciemności wieków swoją sprawiedliwość</text:p>
        <text:p text:style-name="tekst">Chociaż siał burze, słodkie zbierze ziarno.</text:p>
        <text:p text:style-name="tekst"/>
        <text:p text:style-name="tekst">Takie jest doświadczenie. A my byśmy chcieli</text:p>
        <text:p text:style-name="tekst">Aby się słowa poety lękano</text:p>
        <text:p text:style-name="tekst">By imperatorowie w pomiętej pościeli</text:p>
        <text:p text:style-name="tekst">Pocili się, myśleli - co o nich pisano</text:p>
        <text:p text:style-name="tekst"/>
        <text:p text:style-name="tekst">Takie jest doświadczenie, które zawsze znano</text:p>
        <text:p text:style-name="tekst">I zawsze przeciw głupi poeci lecieli.</text:p>
        <text:p text:style-name="tekst"/>
        <text:p text:style-name="nazwy_20_">Zwierzątko, 1975</text:p>
        <text:p text:style-name="P1"/>
      </text:section>
      <text:p text:style-name="Standard"/>
      <text:p text:style-name="P12">I. Rozwinięcie tematu (22 pkt)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ytuł"><text:span text:style-name="T9">Miłosz</text:span>, Który skrzywdziłeś</text:p>
          </table:table-cell>
          <table:table-cell table:style-name="Tabela1.B1" office:value-type="string">
            <text:p text:style-name="tytuł"><text:span text:style-name="T9">Bryll</text:span>, Ten, który…</text:p>
          </table:table-cell>
        </table:table-row>
        <table:table-row>
          <table:table-cell table:style-name="Tabela1.A2" table:number-columns-spanned="2" office:value-type="string">
            <text:p text:style-name="pogrubienie">Kreacja podmiotu lirycznego</text:p>
          </table:table-cell>
          <table:covered-table-cell/>
        </table:table-row>
        <table:table-row>
          <table:table-cell table:style-name="Tabela1.A3" office:value-type="string">
            <text:list xml:id="list291480834" text:style-name="L3">
              <text:list-item>
                <text:p text:style-name="P8">pewny własnej wartości roli poeta;</text:p>
              </text:list-item>
            </text:list>
            <text:list xml:id="list1324211577" text:style-name="L2">
              <text:list-item>
                <text:p text:style-name="P9">obserwator i krytyk piętnujący zło;</text:p>
              </text:list-item>
            </text:list>
            <text:list xml:id="list1328370909" text:style-name="L1">
              <text:list-item>
                <text:p text:style-name="P10">osoba zaangażowana;</text:p>
              </text:list-item>
            </text:list>
          </table:table-cell>
          <table:table-cell table:style-name="Tabela1.B3" office:value-type="string">
            <text:list xml:id="list103545691649213" text:continue-numbering="true" text:style-name="L1">
              <text:list-item>
                <text:p text:style-name="P2">racjonalista odrzucający idealizowanie rzeczywistości;</text:p>
              </text:list-item>
              <text:list-item>
                <text:p text:style-name="P2">ironiczny, sarkastyczny krytyk;</text:p>
              </text:list-item>
              <text:list-item>
                <text:p text:style-name="P2">osoba zachowująca dystans;</text:p>
              </text:list-item>
            </text:list>
          </table:table-cell>
        </table:table-row>
        <table:table-row>
          <table:table-cell table:style-name="Tabela1.A4" table:number-columns-spanned="2" office:value-type="string">
            <text:p text:style-name="pogrubienie">Adresat liryczny</text:p>
          </table:table-cell>
          <table:covered-table-cell/>
        </table:table-row>
        <table:table-row>
          <table:table-cell table:style-name="Tabela1.A5" office:value-type="string">
            <text:list xml:id="list3687800919" text:style-name="L4">
              <text:list-item>
                <text:p text:style-name="P3">człowiek lekceważący człowieka i normy moralne;</text:p>
              </text:list-item>
              <text:list-item>
                <text:p text:style-name="P3">tyran, zadufany w sobie, pyszny i dumny władca;</text:p>
              </text:list-item>
            </text:list>
          </table:table-cell>
          <table:table-cell table:style-name="Tabela1.B5" office:value-type="string">
            <text:list xml:id="list103545786977911" text:continue-numbering="true" text:style-name="L4">
              <text:list-item>
                <text:p text:style-name="P3">retoryczne "my", czyli "wy" - podm. zdystansowany!</text:p>
              </text:list-item>
              <text:list-item>
                <text:p text:style-name="P3">ludzie naiwni, wierzący w ideały i sprawiedliwość;</text:p>
              </text:list-item>
            </text:list>
          </table:table-cell>
        </table:table-row>
        <table:table-row>
          <table:table-cell table:style-name="Tabela1.A6" table:number-columns-spanned="2" office:value-type="string">
            <text:p text:style-name="pogrubienie">Władca i społeczeństwo</text:p>
          </table:table-cell>
          <table:covered-table-cell/>
        </table:table-row>
        <table:table-row>
          <table:table-cell table:style-name="Tabela1.A7" office:value-type="string">
            <text:list xml:id="list3774442956" text:style-name="L6">
              <text:list-item>
                <text:p text:style-name="P4">spersonalizowany (2 os. lp.) - wzmocnienie groźby;</text:p>
              </text:list-item>
              <text:list-item>
                <text:p text:style-name="P4">strachem podporządkowuje sobie innych;</text:p>
              </text:list-item>
              <text:list-item>
                <text:p text:style-name="P4">poddańczo wychwalany i idealizowany;</text:p>
              </text:list-item>
            </text:list>
          </table:table-cell>
          <table:table-cell table:style-name="Tabela1.B5" office:value-type="string">
            <text:list xml:id="list103546479521503" text:continue-numbering="true" text:style-name="L6">
              <text:list-item>
                <text:p text:style-name="P4">uprzedmiotowiony (3 os.) - niedosięgły; cyniczny i szyderczy manipulator; gardzi człowiekiem i prawdą;</text:p>
              </text:list-item>
              <text:list-item>
                <text:p text:style-name="P4">żąda poklasku, w praktyce triumfuje; pociąga za sobą ludzi (atrakcyjność zła);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grubienie" style:family="paragraph" style:parent-style-name="Standard">
      <style:text-properties fo:font-weight="bold" style:font-weight-asian="bold" style:font-weight-complex="bold"/>
    </style:style>
    <style:style style:name="nazwy_20_" style:display-name="nazwy " style:family="paragraph" style:parent-style-name="Standard">
      <style:paragraph-properties style:writing-mode="page"/>
      <style:text-properties fo:font-size="9pt" fo:font-style="italic" style:font-size-asian="10pt" style:font-style-asian="italic" style:font-size-complex="10pt" style:font-style-complex="italic"/>
    </style:style>
    <style:style style:name="temat" style:family="paragraph" style:parent-style-name="Standard">
      <loext:graphic-properties draw:fill="none"/>
      <style:paragraph-properties fo:margin-left="1.401cm" fo:margin-right="0cm" fo:line-height="150%" fo:text-indent="-1.401cm" style:auto-text-indent="false" fo:background-color="transparent"/>
    </style:style>
    <style:style style:name="tekst" style:family="paragraph" style:parent-style-name="Standard">
      <style:text-properties style:font-name="Times New Roman" fo:font-family="'Times New Roman'" style:font-family-generic="roman" style:font-pitch="variable" fo:font-size="11.5pt" style:font-size-asian="11.5pt" style:font-size-complex="11.5pt"/>
    </style:style>
    <style:style style:name="tytuł" style:family="paragraph" style:parent-style-name="Standard" style:master-page-name="">
      <style:paragraph-properties style:page-number="auto" style:writing-mode="page"/>
      <style:text-properties fo:font-style="italic" fo:font-weight="bold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58:00.048102992</meta:creation-date>
    <dc:date>2017-10-30T10:35:44.806281805</dc:date>
    <meta:editing-duration>PT15M5S</meta:editing-duration>
    <meta:editing-cycles>3</meta:editing-cycles>
    <meta:generator>LibreOffice/5.4.1.2.0$Linux_X86_64 LibreOffice_project/40m0$Build-2</meta:generator>
    <meta:document-statistic meta:table-count="1" meta:image-count="0" meta:object-count="0" meta:page-count="1" meta:paragraph-count="55" meta:word-count="324" meta:character-count="2186" meta:non-whitespace-character-count="1932"/>
  </office:meta>
</office:document-meta>
</file>